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1</text:p>
          </table:table-cell>
          <table:table-cell office:value-type="string" calcext:value-type="string">
            <text:p>_p12</text:p>
          </table:table-cell>
          <table:table-cell office:value-type="string" calcext:value-type="string">
            <text:p>_p13</text:p>
          </table:table-cell>
          <table:table-cell office:value-type="string" calcext:value-type="string">
            <text:p>_p14</text:p>
          </table:table-cell>
          <table:table-cell office:value-type="string" calcext:value-type="string">
            <text:p>_p21</text:p>
          </table:table-cell>
          <table:table-cell office:value-type="string" calcext:value-type="string">
            <text:p>_p22</text:p>
          </table:table-cell>
          <table:table-cell table:style-name="Default" office:value-type="string" calcext:value-type="string">
            <text:p>_p23</text:p>
          </table:table-cell>
          <table:table-cell office:value-type="string" calcext:value-type="string">
            <text:p>_p24</text:p>
          </table:table-cell>
          <table:table-cell office:value-type="string" calcext:value-type="string">
            <text:p>_p31</text:p>
          </table:table-cell>
          <table:table-cell table:style-name="Default" office:value-type="string" calcext:value-type="string">
            <text:p>_p32</text:p>
          </table:table-cell>
          <table:table-cell office:value-type="string" calcext:value-type="string">
            <text:p>_p33</text:p>
          </table:table-cell>
          <table:table-cell office:value-type="string" calcext:value-type="string">
            <text:p>_p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7841191" calcext:value-type="float">
            <text:p>0.97841191</text:p>
          </table:table-cell>
          <table:table-cell office:value-type="float" office:value="0.00424337" calcext:value-type="float">
            <text:p>0.00424337</text:p>
          </table:table-cell>
          <table:table-cell office:value-type="float" office:value="0.005578" calcext:value-type="float">
            <text:p>0.005578</text:p>
          </table:table-cell>
          <table:table-cell office:value-type="float" office:value="0.01176673" calcext:value-type="float">
            <text:p>0.01176673</text:p>
          </table:table-cell>
          <table:table-cell office:value-type="float" office:value="0.01079733" calcext:value-type="float">
            <text:p>0.01079733</text:p>
          </table:table-cell>
          <table:table-cell office:value-type="float" office:value="0.96372991" calcext:value-type="float">
            <text:p>0.96372991</text:p>
          </table:table-cell>
          <table:table-cell office:value-type="float" office:value="0.000000000006874" calcext:value-type="float">
            <text:p>6.87E-12</text:p>
          </table:table-cell>
          <table:table-cell office:value-type="float" office:value="0.02547276" calcext:value-type="float">
            <text:p>0.02547276</text:p>
          </table:table-cell>
          <table:table-cell office:value-type="float" office:value="0.02409401" calcext:value-type="float">
            <text:p>0.02409401</text:p>
          </table:table-cell>
          <table:table-cell office:value-type="float" office:value="0.0000000000004133" calcext:value-type="float">
            <text:p>4.13E-13</text:p>
          </table:table-cell>
          <table:table-cell office:value-type="float" office:value="0.90846939" calcext:value-type="float">
            <text:p>0.90846939</text:p>
          </table:table-cell>
          <table:table-cell office:value-type="float" office:value="0.0674366" calcext:value-type="float">
            <text:p>0.067436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7724815" calcext:value-type="float">
            <text:p>0.97724815</text:p>
          </table:table-cell>
          <table:table-cell office:value-type="float" office:value="0.00425217" calcext:value-type="float">
            <text:p>0.00425217</text:p>
          </table:table-cell>
          <table:table-cell office:value-type="float" office:value="0.00608301" calcext:value-type="float">
            <text:p>0.00608301</text:p>
          </table:table-cell>
          <table:table-cell office:value-type="float" office:value="0.01241667" calcext:value-type="float">
            <text:p>0.01241667</text:p>
          </table:table-cell>
          <table:table-cell office:value-type="float" office:value="0.01074803" calcext:value-type="float">
            <text:p>0.01074803</text:p>
          </table:table-cell>
          <table:table-cell office:value-type="float" office:value="0.96246307" calcext:value-type="float">
            <text:p>0.96246307</text:p>
          </table:table-cell>
          <table:table-cell office:value-type="float" office:value="0.00000000000747" calcext:value-type="float">
            <text:p>7.47E-12</text:p>
          </table:table-cell>
          <table:table-cell office:value-type="float" office:value="0.0267889" calcext:value-type="float">
            <text:p>0.0267889</text:p>
          </table:table-cell>
          <table:table-cell office:value-type="float" office:value="0.02216074" calcext:value-type="float">
            <text:p>0.02216074</text:p>
          </table:table-cell>
          <table:table-cell office:value-type="float" office:value="0.0000000000003814" calcext:value-type="float">
            <text:p>3.81E-13</text:p>
          </table:table-cell>
          <table:table-cell office:value-type="float" office:value="0.91230969" calcext:value-type="float">
            <text:p>0.91230969</text:p>
          </table:table-cell>
          <table:table-cell office:value-type="float" office:value="0.06552957" calcext:value-type="float">
            <text:p>0.0655295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7594603" calcext:value-type="float">
            <text:p>0.97594603</text:p>
          </table:table-cell>
          <table:table-cell office:value-type="float" office:value="0.00426748" calcext:value-type="float">
            <text:p>0.00426748</text:p>
          </table:table-cell>
          <table:table-cell office:value-type="float" office:value="0.00662957" calcext:value-type="float">
            <text:p>0.00662957</text:p>
          </table:table-cell>
          <table:table-cell office:value-type="float" office:value="0.01315691" calcext:value-type="float">
            <text:p>0.01315691</text:p>
          </table:table-cell>
          <table:table-cell office:value-type="float" office:value="0.01067978" calcext:value-type="float">
            <text:p>0.01067978</text:p>
          </table:table-cell>
          <table:table-cell office:value-type="float" office:value="0.96107687" calcext:value-type="float">
            <text:p>0.96107687</text:p>
          </table:table-cell>
          <table:table-cell office:value-type="float" office:value="0.000000000008101" calcext:value-type="float">
            <text:p>8.10E-12</text:p>
          </table:table-cell>
          <table:table-cell office:value-type="float" office:value="0.02824335" calcext:value-type="float">
            <text:p>0.02824335</text:p>
          </table:table-cell>
          <table:table-cell office:value-type="float" office:value="0.02038147" calcext:value-type="float">
            <text:p>0.02038147</text:p>
          </table:table-cell>
          <table:table-cell office:value-type="float" office:value="0.0000000000003525" calcext:value-type="float">
            <text:p>3.53E-13</text:p>
          </table:table-cell>
          <table:table-cell office:value-type="float" office:value="0.9156721" calcext:value-type="float">
            <text:p>0.9156721</text:p>
          </table:table-cell>
          <table:table-cell office:value-type="float" office:value="0.06394643" calcext:value-type="float">
            <text:p>0.0639464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7449114" calcext:value-type="float">
            <text:p>0.97449114</text:p>
          </table:table-cell>
          <table:table-cell office:value-type="float" office:value="0.00428932" calcext:value-type="float">
            <text:p>0.00428932</text:p>
          </table:table-cell>
          <table:table-cell office:value-type="float" office:value="0.00722061" calcext:value-type="float">
            <text:p>0.00722061</text:p>
          </table:table-cell>
          <table:table-cell office:value-type="float" office:value="0.01399893" calcext:value-type="float">
            <text:p>0.01399893</text:p>
          </table:table-cell>
          <table:table-cell office:value-type="float" office:value="0.01059279" calcext:value-type="float">
            <text:p>0.01059279</text:p>
          </table:table-cell>
          <table:table-cell office:value-type="float" office:value="0.95955662" calcext:value-type="float">
            <text:p>0.95955662</text:p>
          </table:table-cell>
          <table:table-cell office:value-type="float" office:value="0.000000000008764" calcext:value-type="float">
            <text:p>8.76E-12</text:p>
          </table:table-cell>
          <table:table-cell office:value-type="float" office:value="0.02985059" calcext:value-type="float">
            <text:p>0.02985059</text:p>
          </table:table-cell>
          <table:table-cell office:value-type="float" office:value="0.01874475" calcext:value-type="float">
            <text:p>0.01874475</text:p>
          </table:table-cell>
          <table:table-cell office:value-type="float" office:value="0.0000000000003263" calcext:value-type="float">
            <text:p>3.26E-13</text:p>
          </table:table-cell>
          <table:table-cell office:value-type="float" office:value="0.91858673" calcext:value-type="float">
            <text:p>0.91858673</text:p>
          </table:table-cell>
          <table:table-cell office:value-type="float" office:value="0.06266852" calcext:value-type="float">
            <text:p>0.0626685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7286698" calcext:value-type="float">
            <text:p>0.97286698</text:p>
          </table:table-cell>
          <table:table-cell office:value-type="float" office:value="0.0043177" calcext:value-type="float">
            <text:p>0.0043177</text:p>
          </table:table-cell>
          <table:table-cell office:value-type="float" office:value="0.00785914" calcext:value-type="float">
            <text:p>0.00785914</text:p>
          </table:table-cell>
          <table:table-cell office:value-type="float" office:value="0.01495618" calcext:value-type="float">
            <text:p>0.01495618</text:p>
          </table:table-cell>
          <table:table-cell office:value-type="float" office:value="0.01048732" calcext:value-type="float">
            <text:p>0.01048732</text:p>
          </table:table-cell>
          <table:table-cell office:value-type="float" office:value="0.95788572" calcext:value-type="float">
            <text:p>0.95788572</text:p>
          </table:table-cell>
          <table:table-cell office:value-type="float" office:value="0.00000000000946" calcext:value-type="float">
            <text:p>9.46E-12</text:p>
          </table:table-cell>
          <table:table-cell office:value-type="float" office:value="0.03162696" calcext:value-type="float">
            <text:p>0.03162696</text:p>
          </table:table-cell>
          <table:table-cell office:value-type="float" office:value="0.01723975" calcext:value-type="float">
            <text:p>0.01723975</text:p>
          </table:table-cell>
          <table:table-cell office:value-type="float" office:value="0.0000000000003026" calcext:value-type="float">
            <text:p>3.03E-13</text:p>
          </table:table-cell>
          <table:table-cell office:value-type="float" office:value="0.92107931" calcext:value-type="float">
            <text:p>0.92107931</text:p>
          </table:table-cell>
          <table:table-cell office:value-type="float" office:value="0.06168093" calcext:value-type="float">
            <text:p>0.0616809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7105466" calcext:value-type="float">
            <text:p>0.97105466</text:p>
          </table:table-cell>
          <table:table-cell office:value-type="float" office:value="0.00435267" calcext:value-type="float">
            <text:p>0.00435267</text:p>
          </table:table-cell>
          <table:table-cell office:value-type="float" office:value="0.00854831" calcext:value-type="float">
            <text:p>0.00854831</text:p>
          </table:table-cell>
          <table:table-cell office:value-type="float" office:value="0.01604435" calcext:value-type="float">
            <text:p>0.01604435</text:p>
          </table:table-cell>
          <table:table-cell office:value-type="float" office:value="0.01036374" calcext:value-type="float">
            <text:p>0.01036374</text:p>
          </table:table-cell>
          <table:table-cell office:value-type="float" office:value="0.95604545" calcext:value-type="float">
            <text:p>0.95604545</text:p>
          </table:table-cell>
          <table:table-cell office:value-type="float" office:value="0.00000000001019" calcext:value-type="float">
            <text:p>1.02E-11</text:p>
          </table:table-cell>
          <table:table-cell office:value-type="float" office:value="0.03359082" calcext:value-type="float">
            <text:p>0.03359082</text:p>
          </table:table-cell>
          <table:table-cell office:value-type="float" office:value="0.01585628" calcext:value-type="float">
            <text:p>0.01585628</text:p>
          </table:table-cell>
          <table:table-cell office:value-type="float" office:value="0.0000000000002811" calcext:value-type="float">
            <text:p>2.81E-13</text:p>
          </table:table-cell>
          <table:table-cell office:value-type="float" office:value="0.92317143" calcext:value-type="float">
            <text:p>0.92317143</text:p>
          </table:table-cell>
          <table:table-cell office:value-type="float" office:value="0.06097229" calcext:value-type="float">
            <text:p>0.0609722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6903253" calcext:value-type="float">
            <text:p>0.96903253</text:p>
          </table:table-cell>
          <table:table-cell office:value-type="float" office:value="0.00439428" calcext:value-type="float">
            <text:p>0.00439428</text:p>
          </table:table-cell>
          <table:table-cell office:value-type="float" office:value="0.00929136" calcext:value-type="float">
            <text:p>0.00929136</text:p>
          </table:table-cell>
          <table:table-cell office:value-type="float" office:value="0.01728182" calcext:value-type="float">
            <text:p>0.01728182</text:p>
          </table:table-cell>
          <table:table-cell office:value-type="float" office:value="0.01022246" calcext:value-type="float">
            <text:p>0.01022246</text:p>
          </table:table-cell>
          <table:table-cell office:value-type="float" office:value="0.95401466" calcext:value-type="float">
            <text:p>0.95401466</text:p>
          </table:table-cell>
          <table:table-cell office:value-type="float" office:value="0.00000000001094" calcext:value-type="float">
            <text:p>1.09E-11</text:p>
          </table:table-cell>
          <table:table-cell office:value-type="float" office:value="0.03576288" calcext:value-type="float">
            <text:p>0.03576288</text:p>
          </table:table-cell>
          <table:table-cell office:value-type="float" office:value="0.01458478" calcext:value-type="float">
            <text:p>0.01458478</text:p>
          </table:table-cell>
          <table:table-cell office:value-type="float" office:value="0.0000000000002616" calcext:value-type="float">
            <text:p>2.62E-13</text:p>
          </table:table-cell>
          <table:table-cell office:value-type="float" office:value="0.9248806" calcext:value-type="float">
            <text:p>0.9248806</text:p>
          </table:table-cell>
          <table:table-cell office:value-type="float" office:value="0.06053462" calcext:value-type="float">
            <text:p>0.0605346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6677572" calcext:value-type="float">
            <text:p>0.96677572</text:p>
          </table:table-cell>
          <table:table-cell office:value-type="float" office:value="0.0044426" calcext:value-type="float">
            <text:p>0.0044426</text:p>
          </table:table-cell>
          <table:table-cell office:value-type="float" office:value="0.01009162" calcext:value-type="float">
            <text:p>0.01009162</text:p>
          </table:table-cell>
          <table:table-cell office:value-type="float" office:value="0.01869006" calcext:value-type="float">
            <text:p>0.01869006</text:p>
          </table:table-cell>
          <table:table-cell office:value-type="float" office:value="0.01006401" calcext:value-type="float">
            <text:p>0.01006401</text:p>
          </table:table-cell>
          <table:table-cell office:value-type="float" office:value="0.95176955" calcext:value-type="float">
            <text:p>0.95176955</text:p>
          </table:table-cell>
          <table:table-cell office:value-type="float" office:value="0.00000000001173" calcext:value-type="float">
            <text:p>1.17E-11</text:p>
          </table:table-cell>
          <table:table-cell office:value-type="float" office:value="0.03816644" calcext:value-type="float">
            <text:p>0.03816644</text:p>
          </table:table-cell>
          <table:table-cell office:value-type="float" office:value="0.01341635" calcext:value-type="float">
            <text:p>0.01341635</text:p>
          </table:table-cell>
          <table:table-cell office:value-type="float" office:value="0.0000000000002438" calcext:value-type="float">
            <text:p>2.44E-13</text:p>
          </table:table-cell>
          <table:table-cell office:value-type="float" office:value="0.92622047" calcext:value-type="float">
            <text:p>0.92622047</text:p>
          </table:table-cell>
          <table:table-cell office:value-type="float" office:value="0.06036318" calcext:value-type="float">
            <text:p>0.060363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6425565" calcext:value-type="float">
            <text:p>0.96425565</text:p>
          </table:table-cell>
          <table:table-cell office:value-type="float" office:value="0.00449768" calcext:value-type="float">
            <text:p>0.00449768</text:p>
          </table:table-cell>
          <table:table-cell office:value-type="float" office:value="0.01095245" calcext:value-type="float">
            <text:p>0.01095245</text:p>
          </table:table-cell>
          <table:table-cell office:value-type="float" office:value="0.02029422" calcext:value-type="float">
            <text:p>0.02029422</text:p>
          </table:table-cell>
          <table:table-cell office:value-type="float" office:value="0.00988893" calcext:value-type="float">
            <text:p>0.00988893</text:p>
          </table:table-cell>
          <table:table-cell office:value-type="float" office:value="0.94928335" calcext:value-type="float">
            <text:p>0.94928335</text:p>
          </table:table-cell>
          <table:table-cell office:value-type="float" office:value="0.00000000001254" calcext:value-type="float">
            <text:p>1.25E-11</text:p>
          </table:table-cell>
          <table:table-cell office:value-type="float" office:value="0.04082772" calcext:value-type="float">
            <text:p>0.04082772</text:p>
          </table:table-cell>
          <table:table-cell office:value-type="float" office:value="0.0123427" calcext:value-type="float">
            <text:p>0.0123427</text:p>
          </table:table-cell>
          <table:table-cell office:value-type="float" office:value="0.0000000000002277" calcext:value-type="float">
            <text:p>2.28E-13</text:p>
          </table:table-cell>
          <table:table-cell office:value-type="float" office:value="0.92720083" calcext:value-type="float">
            <text:p>0.92720083</text:p>
          </table:table-cell>
          <table:table-cell office:value-type="float" office:value="0.06045648" calcext:value-type="float">
            <text:p>0.060456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6143945" calcext:value-type="float">
            <text:p>0.96143945</text:p>
          </table:table-cell>
          <table:table-cell office:value-type="float" office:value="0.00455962" calcext:value-type="float">
            <text:p>0.00455962</text:p>
          </table:table-cell>
          <table:table-cell office:value-type="float" office:value="0.01187721" calcext:value-type="float">
            <text:p>0.01187721</text:p>
          </table:table-cell>
          <table:table-cell office:value-type="float" office:value="0.02212373" calcext:value-type="float">
            <text:p>0.02212373</text:p>
          </table:table-cell>
          <table:table-cell office:value-type="float" office:value="0.00969787" calcext:value-type="float">
            <text:p>0.00969787</text:p>
          </table:table-cell>
          <table:table-cell office:value-type="float" office:value="0.94652591" calcext:value-type="float">
            <text:p>0.94652591</text:p>
          </table:table-cell>
          <table:table-cell office:value-type="float" office:value="0.00000000001338" calcext:value-type="float">
            <text:p>1.34E-11</text:p>
          </table:table-cell>
          <table:table-cell office:value-type="float" office:value="0.04377622" calcext:value-type="float">
            <text:p>0.04377622</text:p>
          </table:table-cell>
          <table:table-cell office:value-type="float" office:value="0.01135613" calcext:value-type="float">
            <text:p>0.01135613</text:p>
          </table:table-cell>
          <table:table-cell office:value-type="float" office:value="0.000000000000213" calcext:value-type="float">
            <text:p>2.13E-13</text:p>
          </table:table-cell>
          <table:table-cell office:value-type="float" office:value="0.92782767" calcext:value-type="float">
            <text:p>0.92782767</text:p>
          </table:table-cell>
          <table:table-cell office:value-type="float" office:value="0.0608162" calcext:value-type="float">
            <text:p>0.06081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5828922" calcext:value-type="float">
            <text:p>0.95828922</text:p>
          </table:table-cell>
          <table:table-cell office:value-type="float" office:value="0.00462847" calcext:value-type="float">
            <text:p>0.00462847</text:p>
          </table:table-cell>
          <table:table-cell office:value-type="float" office:value="0.01286921" calcext:value-type="float">
            <text:p>0.01286921</text:p>
          </table:table-cell>
          <table:table-cell office:value-type="float" office:value="0.02421311" calcext:value-type="float">
            <text:p>0.02421311</text:p>
          </table:table-cell>
          <table:table-cell office:value-type="float" office:value="0.0094915" calcext:value-type="float">
            <text:p>0.0094915</text:p>
          </table:table-cell>
          <table:table-cell office:value-type="float" office:value="0.94346341" calcext:value-type="float">
            <text:p>0.94346341</text:p>
          </table:table-cell>
          <table:table-cell office:value-type="float" office:value="0.00000000001423" calcext:value-type="float">
            <text:p>1.42E-11</text:p>
          </table:table-cell>
          <table:table-cell office:value-type="float" office:value="0.0470451" calcext:value-type="float">
            <text:p>0.0470451</text:p>
          </table:table-cell>
          <table:table-cell office:value-type="float" office:value="0.01044952" calcext:value-type="float">
            <text:p>0.01044952</text:p>
          </table:table-cell>
          <table:table-cell office:value-type="float" office:value="0.0000000000001996" calcext:value-type="float">
            <text:p>2.00E-13</text:p>
          </table:table-cell>
          <table:table-cell office:value-type="float" office:value="0.92810318" calcext:value-type="float">
            <text:p>0.92810318</text:p>
          </table:table-cell>
          <table:table-cell office:value-type="float" office:value="0.0614473" calcext:value-type="float">
            <text:p>0.06144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5476126" calcext:value-type="float">
            <text:p>0.95476126</text:p>
          </table:table-cell>
          <table:table-cell office:value-type="float" office:value="0.00470428" calcext:value-type="float">
            <text:p>0.00470428</text:p>
          </table:table-cell>
          <table:table-cell office:value-type="float" office:value="0.01393165" calcext:value-type="float">
            <text:p>0.01393165</text:p>
          </table:table-cell>
          <table:table-cell office:value-type="float" office:value="0.0266028" calcext:value-type="float">
            <text:p>0.0266028</text:p>
          </table:table-cell>
          <table:table-cell office:value-type="float" office:value="0.00927056" calcext:value-type="float">
            <text:p>0.00927056</text:p>
          </table:table-cell>
          <table:table-cell office:value-type="float" office:value="0.94005786" calcext:value-type="float">
            <text:p>0.94005786</text:p>
          </table:table-cell>
          <table:table-cell office:value-type="float" office:value="0.0000000000151" calcext:value-type="float">
            <text:p>1.51E-11</text:p>
          </table:table-cell>
          <table:table-cell office:value-type="float" office:value="0.05067158" calcext:value-type="float">
            <text:p>0.05067158</text:p>
          </table:table-cell>
          <table:table-cell office:value-type="float" office:value="0.00961629" calcext:value-type="float">
            <text:p>0.00961629</text:p>
          </table:table-cell>
          <table:table-cell office:value-type="float" office:value="0.0000000000001874" calcext:value-type="float">
            <text:p>1.87E-13</text:p>
          </table:table-cell>
          <table:table-cell office:value-type="float" office:value="0.92802562" calcext:value-type="float">
            <text:p>0.92802562</text:p>
          </table:table-cell>
          <table:table-cell office:value-type="float" office:value="0.06235809" calcext:value-type="float">
            <text:p>0.062358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5080512" calcext:value-type="float">
            <text:p>0.95080512</text:p>
          </table:table-cell>
          <table:table-cell office:value-type="float" office:value="0.0047871" calcext:value-type="float">
            <text:p>0.0047871</text:p>
          </table:table-cell>
          <table:table-cell office:value-type="float" office:value="0.01506751" calcext:value-type="float">
            <text:p>0.01506751</text:p>
          </table:table-cell>
          <table:table-cell office:value-type="float" office:value="0.02934027" calcext:value-type="float">
            <text:p>0.02934027</text:p>
          </table:table-cell>
          <table:table-cell office:value-type="float" office:value="0.00903584" calcext:value-type="float">
            <text:p>0.00903584</text:p>
          </table:table-cell>
          <table:table-cell office:value-type="float" office:value="0.93626671" calcext:value-type="float">
            <text:p>0.93626671</text:p>
          </table:table-cell>
          <table:table-cell office:value-type="float" office:value="0.00000000001599" calcext:value-type="float">
            <text:p>1.60E-11</text:p>
          </table:table-cell>
          <table:table-cell office:value-type="float" office:value="0.05469744" calcext:value-type="float">
            <text:p>0.05469744</text:p>
          </table:table-cell>
          <table:table-cell office:value-type="float" office:value="0.00885037" calcext:value-type="float">
            <text:p>0.00885037</text:p>
          </table:table-cell>
          <table:table-cell office:value-type="float" office:value="0.0000000000001762" calcext:value-type="float">
            <text:p>1.76E-13</text:p>
          </table:table-cell>
          <table:table-cell office:value-type="float" office:value="0.92758925" calcext:value-type="float">
            <text:p>0.92758925</text:p>
          </table:table-cell>
          <table:table-cell office:value-type="float" office:value="0.06356038" calcext:value-type="float">
            <text:p>0.063560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4636252" calcext:value-type="float">
            <text:p>0.94636252</text:p>
          </table:table-cell>
          <table:table-cell office:value-type="float" office:value="0.00487692" calcext:value-type="float">
            <text:p>0.00487692</text:p>
          </table:table-cell>
          <table:table-cell office:value-type="float" office:value="0.01627942" calcext:value-type="float">
            <text:p>0.01627942</text:p>
          </table:table-cell>
          <table:table-cell office:value-type="float" office:value="0.03248115" calcext:value-type="float">
            <text:p>0.03248115</text:p>
          </table:table-cell>
          <table:table-cell office:value-type="float" office:value="0.00878816" calcext:value-type="float">
            <text:p>0.00878816</text:p>
          </table:table-cell>
          <table:table-cell office:value-type="float" office:value="0.93204236" calcext:value-type="float">
            <text:p>0.93204236</text:p>
          </table:table-cell>
          <table:table-cell office:value-type="float" office:value="0.00000000001688" calcext:value-type="float">
            <text:p>1.69E-11</text:p>
          </table:table-cell>
          <table:table-cell office:value-type="float" office:value="0.05916948" calcext:value-type="float">
            <text:p>0.05916948</text:p>
          </table:table-cell>
          <table:table-cell office:value-type="float" office:value="0.00814615" calcext:value-type="float">
            <text:p>0.00814615</text:p>
          </table:table-cell>
          <table:table-cell office:value-type="float" office:value="0.000000000000166" calcext:value-type="float">
            <text:p>1.66E-13</text:p>
          </table:table-cell>
          <table:table-cell office:value-type="float" office:value="0.92678412" calcext:value-type="float">
            <text:p>0.92678412</text:p>
          </table:table-cell>
          <table:table-cell office:value-type="float" office:value="0.06506973" calcext:value-type="float">
            <text:p>0.0650697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413661" calcext:value-type="float">
            <text:p>0.9413661</text:p>
          </table:table-cell>
          <table:table-cell office:value-type="float" office:value="0.00497367" calcext:value-type="float">
            <text:p>0.00497367</text:p>
          </table:table-cell>
          <table:table-cell office:value-type="float" office:value="0.01756957" calcext:value-type="float">
            <text:p>0.01756957</text:p>
          </table:table-cell>
          <table:table-cell office:value-type="float" office:value="0.03609066" calcext:value-type="float">
            <text:p>0.03609066</text:p>
          </table:table-cell>
          <table:table-cell office:value-type="float" office:value="0.00852839" calcext:value-type="float">
            <text:p>0.00852839</text:p>
          </table:table-cell>
          <table:table-cell office:value-type="float" office:value="0.92733164" calcext:value-type="float">
            <text:p>0.92733164</text:p>
          </table:table-cell>
          <table:table-cell office:value-type="float" office:value="0.00000000001777" calcext:value-type="float">
            <text:p>1.78E-11</text:p>
          </table:table-cell>
          <table:table-cell office:value-type="float" office:value="0.06413998" calcext:value-type="float">
            <text:p>0.06413998</text:p>
          </table:table-cell>
          <table:table-cell office:value-type="float" office:value="0.00749849" calcext:value-type="float">
            <text:p>0.00749849</text:p>
          </table:table-cell>
          <table:table-cell office:value-type="float" office:value="0.0000000000001567" calcext:value-type="float">
            <text:p>1.57E-13</text:p>
          </table:table-cell>
          <table:table-cell office:value-type="float" office:value="0.92559582" calcext:value-type="float">
            <text:p>0.92559582</text:p>
          </table:table-cell>
          <table:table-cell office:value-type="float" office:value="0.06690569" calcext:value-type="float">
            <text:p>0.066905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3573808" calcext:value-type="float">
            <text:p>0.93573808</text:p>
          </table:table-cell>
          <table:table-cell office:value-type="float" office:value="0.00507724" calcext:value-type="float">
            <text:p>0.00507724</text:p>
          </table:table-cell>
          <table:table-cell office:value-type="float" office:value="0.01893946" calcext:value-type="float">
            <text:p>0.01893946</text:p>
          </table:table-cell>
          <table:table-cell office:value-type="float" office:value="0.04024521" calcext:value-type="float">
            <text:p>0.04024521</text:p>
          </table:table-cell>
          <table:table-cell office:value-type="float" office:value="0.0082574" calcext:value-type="float">
            <text:p>0.0082574</text:p>
          </table:table-cell>
          <table:table-cell office:value-type="float" office:value="0.92207533" calcext:value-type="float">
            <text:p>0.92207533</text:p>
          </table:table-cell>
          <table:table-cell office:value-type="float" office:value="0.00000000001866" calcext:value-type="float">
            <text:p>1.87E-11</text:p>
          </table:table-cell>
          <table:table-cell office:value-type="float" office:value="0.06966728" calcext:value-type="float">
            <text:p>0.06966728</text:p>
          </table:table-cell>
          <table:table-cell office:value-type="float" office:value="0.00690266" calcext:value-type="float">
            <text:p>0.00690266</text:p>
          </table:table-cell>
          <table:table-cell office:value-type="float" office:value="0.0000000000001481" calcext:value-type="float">
            <text:p>1.48E-13</text:p>
          </table:table-cell>
          <table:table-cell office:value-type="float" office:value="0.92400515" calcext:value-type="float">
            <text:p>0.92400515</text:p>
          </table:table-cell>
          <table:table-cell office:value-type="float" office:value="0.06909219" calcext:value-type="float">
            <text:p>0.0690921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2938871" calcext:value-type="float">
            <text:p>0.92938871</text:p>
          </table:table-cell>
          <table:table-cell office:value-type="float" office:value="0.0051874" calcext:value-type="float">
            <text:p>0.0051874</text:p>
          </table:table-cell>
          <table:table-cell office:value-type="float" office:value="0.02038971" calcext:value-type="float">
            <text:p>0.02038971</text:p>
          </table:table-cell>
          <table:table-cell office:value-type="float" office:value="0.04503417" calcext:value-type="float">
            <text:p>0.04503417</text:p>
          </table:table-cell>
          <table:table-cell office:value-type="float" office:value="0.00797612" calcext:value-type="float">
            <text:p>0.00797612</text:p>
          </table:table-cell>
          <table:table-cell office:value-type="float" office:value="0.91620767" calcext:value-type="float">
            <text:p>0.91620767</text:p>
          </table:table-cell>
          <table:table-cell office:value-type="float" office:value="0.00000000001954" calcext:value-type="float">
            <text:p>1.95E-11</text:p>
          </table:table-cell>
          <table:table-cell office:value-type="float" office:value="0.07581621" calcext:value-type="float">
            <text:p>0.07581621</text:p>
          </table:table-cell>
          <table:table-cell office:value-type="float" office:value="0.00635429" calcext:value-type="float">
            <text:p>0.00635429</text:p>
          </table:table-cell>
          <table:table-cell office:value-type="float" office:value="0.0000000000001403" calcext:value-type="float">
            <text:p>1.40E-13</text:p>
          </table:table-cell>
          <table:table-cell office:value-type="float" office:value="0.92198777" calcext:value-type="float">
            <text:p>0.92198777</text:p>
          </table:table-cell>
          <table:table-cell office:value-type="float" office:value="0.07165794" calcext:value-type="float">
            <text:p>0.071657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222146" calcext:value-type="float">
            <text:p>0.9222146</text:p>
          </table:table-cell>
          <table:table-cell office:value-type="float" office:value="0.00530381" calcext:value-type="float">
            <text:p>0.00530381</text:p>
          </table:table-cell>
          <table:table-cell office:value-type="float" office:value="0.02191975" calcext:value-type="float">
            <text:p>0.02191975</text:p>
          </table:table-cell>
          <table:table-cell office:value-type="float" office:value="0.05056184" calcext:value-type="float">
            <text:p>0.05056184</text:p>
          </table:table-cell>
          <table:table-cell office:value-type="float" office:value="0.00768549" calcext:value-type="float">
            <text:p>0.00768549</text:p>
          </table:table-cell>
          <table:table-cell office:value-type="float" office:value="0.90965591" calcext:value-type="float">
            <text:p>0.90965591</text:p>
          </table:table-cell>
          <table:table-cell office:value-type="float" office:value="0.0000000000204" calcext:value-type="float">
            <text:p>2.04E-11</text:p>
          </table:table-cell>
          <table:table-cell office:value-type="float" office:value="0.0826586" calcext:value-type="float">
            <text:p>0.0826586</text:p>
          </table:table-cell>
          <table:table-cell office:value-type="float" office:value="0.00584938" calcext:value-type="float">
            <text:p>0.00584938</text:p>
          </table:table-cell>
          <table:table-cell office:value-type="float" office:value="0.0000000000001331" calcext:value-type="float">
            <text:p>1.33E-13</text:p>
          </table:table-cell>
          <table:table-cell office:value-type="float" office:value="0.91951371" calcext:value-type="float">
            <text:p>0.91951371</text:p>
          </table:table-cell>
          <table:table-cell office:value-type="float" office:value="0.07463691" calcext:value-type="float">
            <text:p>0.0746369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14097" calcext:value-type="float">
            <text:p>0.914097</text:p>
          </table:table-cell>
          <table:table-cell office:value-type="float" office:value="0.00542595" calcext:value-type="float">
            <text:p>0.00542595</text:p>
          </table:table-cell>
          <table:table-cell office:value-type="float" office:value="0.02352747" calcext:value-type="float">
            <text:p>0.02352747</text:p>
          </table:table-cell>
          <table:table-cell office:value-type="float" office:value="0.05694958" calcext:value-type="float">
            <text:p>0.05694958</text:p>
          </table:table-cell>
          <table:table-cell office:value-type="float" office:value="0.00738647" calcext:value-type="float">
            <text:p>0.00738647</text:p>
          </table:table-cell>
          <table:table-cell office:value-type="float" office:value="0.90233991" calcext:value-type="float">
            <text:p>0.90233991</text:p>
          </table:table-cell>
          <table:table-cell office:value-type="float" office:value="0.00000000002123" calcext:value-type="float">
            <text:p>2.12E-11</text:p>
          </table:table-cell>
          <table:table-cell office:value-type="float" office:value="0.09027362" calcext:value-type="float">
            <text:p>0.09027362</text:p>
          </table:table-cell>
          <table:table-cell office:value-type="float" office:value="0.00538427" calcext:value-type="float">
            <text:p>0.00538427</text:p>
          </table:table-cell>
          <table:table-cell office:value-type="float" office:value="0.0000000000001264" calcext:value-type="float">
            <text:p>1.26E-13</text:p>
          </table:table-cell>
          <table:table-cell office:value-type="float" office:value="0.91654683" calcext:value-type="float">
            <text:p>0.91654683</text:p>
          </table:table-cell>
          <table:table-cell office:value-type="float" office:value="0.07806889" calcext:value-type="float">
            <text:p>0.0780688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0490009" calcext:value-type="float">
            <text:p>0.90490009</text:p>
          </table:table-cell>
          <table:table-cell office:value-type="float" office:value="0.0055531" calcext:value-type="float">
            <text:p>0.0055531</text:p>
          </table:table-cell>
          <table:table-cell office:value-type="float" office:value="0.02520882" calcext:value-type="float">
            <text:p>0.02520882</text:p>
          </table:table-cell>
          <table:table-cell office:value-type="float" office:value="0.06433798" calcext:value-type="float">
            <text:p>0.06433798</text:p>
          </table:table-cell>
          <table:table-cell office:value-type="float" office:value="0.00708005" calcext:value-type="float">
            <text:p>0.00708005</text:p>
          </table:table-cell>
          <table:table-cell office:value-type="float" office:value="0.8941719" calcext:value-type="float">
            <text:p>0.8941719</text:p>
          </table:table-cell>
          <table:table-cell office:value-type="float" office:value="0.00000000002202" calcext:value-type="float">
            <text:p>2.20E-11</text:p>
          </table:table-cell>
          <table:table-cell office:value-type="float" office:value="0.09874806" calcext:value-type="float">
            <text:p>0.09874806</text:p>
          </table:table-cell>
          <table:table-cell office:value-type="float" office:value="0.00495559" calcext:value-type="float">
            <text:p>0.00495559</text:p>
          </table:table-cell>
          <table:table-cell office:value-type="float" office:value="0.0000000000001203" calcext:value-type="float">
            <text:p>1.20E-13</text:p>
          </table:table-cell>
          <table:table-cell office:value-type="float" office:value="0.91304424" calcext:value-type="float">
            <text:p>0.91304424</text:p>
          </table:table-cell>
          <table:table-cell office:value-type="float" office:value="0.08200017" calcext:value-type="float">
            <text:p>0.082000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9446941" calcext:value-type="float">
            <text:p>0.89446941</text:p>
          </table:table-cell>
          <table:table-cell office:value-type="float" office:value="0.0056843" calcext:value-type="float">
            <text:p>0.0056843</text:p>
          </table:table-cell>
          <table:table-cell office:value-type="float" office:value="0.02695727" calcext:value-type="float">
            <text:p>0.02695727</text:p>
          </table:table-cell>
          <table:table-cell office:value-type="float" office:value="0.07288902" calcext:value-type="float">
            <text:p>0.07288902</text:p>
          </table:table-cell>
          <table:table-cell office:value-type="float" office:value="0.00676722" calcext:value-type="float">
            <text:p>0.00676722</text:p>
          </table:table-cell>
          <table:table-cell office:value-type="float" office:value="0.88505642" calcext:value-type="float">
            <text:p>0.88505642</text:p>
          </table:table-cell>
          <table:table-cell office:value-type="float" office:value="0.00000000002277" calcext:value-type="float">
            <text:p>2.28E-11</text:p>
          </table:table-cell>
          <table:table-cell office:value-type="float" office:value="0.10817636" calcext:value-type="float">
            <text:p>0.10817636</text:p>
          </table:table-cell>
          <table:table-cell office:value-type="float" office:value="0.00456024" calcext:value-type="float">
            <text:p>0.00456024</text:p>
          </table:table-cell>
          <table:table-cell office:value-type="float" office:value="0.0000000000001146" calcext:value-type="float">
            <text:p>1.15E-13</text:p>
          </table:table-cell>
          <table:table-cell office:value-type="float" office:value="0.90895555" calcext:value-type="float">
            <text:p>0.90895555</text:p>
          </table:table-cell>
          <table:table-cell office:value-type="float" office:value="0.08648421" calcext:value-type="float">
            <text:p>0.0864842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8263069" calcext:value-type="float">
            <text:p>0.88263069</text:p>
          </table:table-cell>
          <table:table-cell office:value-type="float" office:value="0.00581822" calcext:value-type="float">
            <text:p>0.00581822</text:p>
          </table:table-cell>
          <table:table-cell office:value-type="float" office:value="0.02876323" calcext:value-type="float">
            <text:p>0.02876323</text:p>
          </table:table-cell>
          <table:table-cell office:value-type="float" office:value="0.08278786" calcext:value-type="float">
            <text:p>0.08278786</text:p>
          </table:table-cell>
          <table:table-cell office:value-type="float" office:value="0.006449" calcext:value-type="float">
            <text:p>0.006449</text:p>
          </table:table-cell>
          <table:table-cell office:value-type="float" office:value="0.87489054" calcext:value-type="float">
            <text:p>0.87489054</text:p>
          </table:table-cell>
          <table:table-cell office:value-type="float" office:value="0.00000000002347" calcext:value-type="float">
            <text:p>2.35E-11</text:p>
          </table:table-cell>
          <table:table-cell office:value-type="float" office:value="0.11866046" calcext:value-type="float">
            <text:p>0.11866046</text:p>
          </table:table-cell>
          <table:table-cell office:value-type="float" office:value="0.00419539" calcext:value-type="float">
            <text:p>0.00419539</text:p>
          </table:table-cell>
          <table:table-cell office:value-type="float" office:value="0.0000000000001094" calcext:value-type="float">
            <text:p>1.09E-13</text:p>
          </table:table-cell>
          <table:table-cell office:value-type="float" office:value="0.90422216" calcext:value-type="float">
            <text:p>0.90422216</text:p>
          </table:table-cell>
          <table:table-cell office:value-type="float" office:value="0.09158245" calcext:value-type="float">
            <text:p>0.091582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6918934" calcext:value-type="float">
            <text:p>0.86918934</text:p>
          </table:table-cell>
          <table:table-cell office:value-type="float" office:value="0.00595319" calcext:value-type="float">
            <text:p>0.00595319</text:p>
          </table:table-cell>
          <table:table-cell office:value-type="float" office:value="0.03061334" calcext:value-type="float">
            <text:p>0.03061334</text:p>
          </table:table-cell>
          <table:table-cell office:value-type="float" office:value="0.09424413" calcext:value-type="float">
            <text:p>0.09424413</text:p>
          </table:table-cell>
          <table:table-cell office:value-type="float" office:value="0.00612646" calcext:value-type="float">
            <text:p>0.00612646</text:p>
          </table:table-cell>
          <table:table-cell office:value-type="float" office:value="0.86356438" calcext:value-type="float">
            <text:p>0.86356438</text:p>
          </table:table-cell>
          <table:table-cell office:value-type="float" office:value="0.00000000002409" calcext:value-type="float">
            <text:p>2.41E-11</text:p>
          </table:table-cell>
          <table:table-cell office:value-type="float" office:value="0.13030916" calcext:value-type="float">
            <text:p>0.13030916</text:p>
          </table:table-cell>
          <table:table-cell office:value-type="float" office:value="0.00385843" calcext:value-type="float">
            <text:p>0.00385843</text:p>
          </table:table-cell>
          <table:table-cell office:value-type="float" office:value="0.0000000000001045" calcext:value-type="float">
            <text:p>1.05E-13</text:p>
          </table:table-cell>
          <table:table-cell office:value-type="float" office:value="0.89877646" calcext:value-type="float">
            <text:p>0.89877646</text:p>
          </table:table-cell>
          <table:table-cell office:value-type="float" office:value="0.09736511" calcext:value-type="float">
            <text:p>0.097365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5393117" calcext:value-type="float">
            <text:p>0.85393117</text:p>
          </table:table-cell>
          <table:table-cell office:value-type="float" office:value="0.00608705" calcext:value-type="float">
            <text:p>0.00608705</text:p>
          </table:table-cell>
          <table:table-cell office:value-type="float" office:value="0.03248975" calcext:value-type="float">
            <text:p>0.03248975</text:p>
          </table:table-cell>
          <table:table-cell office:value-type="float" office:value="0.10749203" calcext:value-type="float">
            <text:p>0.10749203</text:p>
          </table:table-cell>
          <table:table-cell office:value-type="float" office:value="0.00580065" calcext:value-type="float">
            <text:p>0.00580065</text:p>
          </table:table-cell>
          <table:table-cell office:value-type="float" office:value="0.85096226" calcext:value-type="float">
            <text:p>0.85096226</text:p>
          </table:table-cell>
          <table:table-cell office:value-type="float" office:value="0.00000000002464" calcext:value-type="float">
            <text:p>2.46E-11</text:p>
          </table:table-cell>
          <table:table-cell office:value-type="float" office:value="0.1432371" calcext:value-type="float">
            <text:p>0.1432371</text:p>
          </table:table-cell>
          <table:table-cell office:value-type="float" office:value="0.00354699" calcext:value-type="float">
            <text:p>0.00354699</text:p>
          </table:table-cell>
          <table:table-cell office:value-type="float" office:value="0.0000000000001" calcext:value-type="float">
            <text:p>1.00E-13</text:p>
          </table:table-cell>
          <table:table-cell office:value-type="float" office:value="0.89254092" calcext:value-type="float">
            <text:p>0.89254092</text:p>
          </table:table-cell>
          <table:table-cell office:value-type="float" office:value="0.10391209" calcext:value-type="float">
            <text:p>0.1039120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3662476" calcext:value-type="float">
            <text:p>0.83662476</text:p>
          </table:table-cell>
          <table:table-cell office:value-type="float" office:value="0.0062171" calcext:value-type="float">
            <text:p>0.0062171</text:p>
          </table:table-cell>
          <table:table-cell office:value-type="float" office:value="0.03436933" calcext:value-type="float">
            <text:p>0.03436933</text:p>
          </table:table-cell>
          <table:table-cell office:value-type="float" office:value="0.12278881" calcext:value-type="float">
            <text:p>0.12278881</text:p>
          </table:table-cell>
          <table:table-cell office:value-type="float" office:value="0.00547268" calcext:value-type="float">
            <text:p>0.00547268</text:p>
          </table:table-cell>
          <table:table-cell office:value-type="float" office:value="0.83696434" calcext:value-type="float">
            <text:p>0.83696434</text:p>
          </table:table-cell>
          <table:table-cell office:value-type="float" office:value="0.0000000000251" calcext:value-type="float">
            <text:p>2.51E-11</text:p>
          </table:table-cell>
          <table:table-cell office:value-type="float" office:value="0.15756297" calcext:value-type="float">
            <text:p>0.15756297</text:p>
          </table:table-cell>
          <table:table-cell office:value-type="float" office:value="0.00325888" calcext:value-type="float">
            <text:p>0.00325888</text:p>
          </table:table-cell>
          <table:table-cell office:value-type="float" office:value="0.00000000000009578" calcext:value-type="float">
            <text:p>9.58E-14</text:p>
          </table:table-cell>
          <table:table-cell office:value-type="float" office:value="0.88542738" calcext:value-type="float">
            <text:p>0.88542738</text:p>
          </table:table-cell>
          <table:table-cell office:value-type="float" office:value="0.11131374" calcext:value-type="float">
            <text:p>0.111313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1702645" calcext:value-type="float">
            <text:p>0.81702645</text:p>
          </table:table-cell>
          <table:table-cell office:value-type="float" office:value="0.00634001" calcext:value-type="float">
            <text:p>0.00634001</text:p>
          </table:table-cell>
          <table:table-cell office:value-type="float" office:value="0.03622286" calcext:value-type="float">
            <text:p>0.03622286</text:p>
          </table:table-cell>
          <table:table-cell office:value-type="float" office:value="0.14041068" calcext:value-type="float">
            <text:p>0.14041068</text:p>
          </table:table-cell>
          <table:table-cell office:value-type="float" office:value="0.00514372" calcext:value-type="float">
            <text:p>0.00514372</text:p>
          </table:table-cell>
          <table:table-cell office:value-type="float" office:value="0.82144916" calcext:value-type="float">
            <text:p>0.82144916</text:p>
          </table:table-cell>
          <table:table-cell office:value-type="float" office:value="0.00000000002546" calcext:value-type="float">
            <text:p>2.55E-11</text:p>
          </table:table-cell>
          <table:table-cell office:value-type="float" office:value="0.17340712" calcext:value-type="float">
            <text:p>0.17340712</text:p>
          </table:table-cell>
          <table:table-cell office:value-type="float" office:value="0.00299209" calcext:value-type="float">
            <text:p>0.00299209</text:p>
          </table:table-cell>
          <table:table-cell office:value-type="float" office:value="0.00000000000009183" calcext:value-type="float">
            <text:p>9.18E-14</text:p>
          </table:table-cell>
          <table:table-cell office:value-type="float" office:value="0.87733621" calcext:value-type="float">
            <text:p>0.87733621</text:p>
          </table:table-cell>
          <table:table-cell office:value-type="float" office:value="0.1196717" calcext:value-type="float">
            <text:p>0.11967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9488864" calcext:value-type="float">
            <text:p>0.79488864</text:p>
          </table:table-cell>
          <table:table-cell office:value-type="float" office:value="0.0064518" calcext:value-type="float">
            <text:p>0.0064518</text:p>
          </table:table-cell>
          <table:table-cell office:value-type="float" office:value="0.03801446" calcext:value-type="float">
            <text:p>0.03801446</text:p>
          </table:table-cell>
          <table:table-cell office:value-type="float" office:value="0.1606451" calcext:value-type="float">
            <text:p>0.1606451</text:p>
          </table:table-cell>
          <table:table-cell office:value-type="float" office:value="0.00481495" calcext:value-type="float">
            <text:p>0.00481495</text:p>
          </table:table-cell>
          <table:table-cell office:value-type="float" office:value="0.80429699" calcext:value-type="float">
            <text:p>0.80429699</text:p>
          </table:table-cell>
          <table:table-cell office:value-type="float" office:value="0.00000000002571" calcext:value-type="float">
            <text:p>2.57E-11</text:p>
          </table:table-cell>
          <table:table-cell office:value-type="float" office:value="0.19088806" calcext:value-type="float">
            <text:p>0.19088806</text:p>
          </table:table-cell>
          <table:table-cell office:value-type="float" office:value="0.0027448" calcext:value-type="float">
            <text:p>0.0027448</text:p>
          </table:table-cell>
          <table:table-cell office:value-type="float" office:value="0.00000000000008812" calcext:value-type="float">
            <text:p>8.81E-14</text:p>
          </table:table-cell>
          <table:table-cell office:value-type="float" office:value="0.86815578" calcext:value-type="float">
            <text:p>0.86815578</text:p>
          </table:table-cell>
          <table:table-cell office:value-type="float" office:value="0.12909942" calcext:value-type="float">
            <text:p>0.1290994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699725" calcext:value-type="float">
            <text:p>0.7699725</text:p>
          </table:table-cell>
          <table:table-cell office:value-type="float" office:value="0.0065478" calcext:value-type="float">
            <text:p>0.0065478</text:p>
          </table:table-cell>
          <table:table-cell office:value-type="float" office:value="0.03970117" calcext:value-type="float">
            <text:p>0.03970117</text:p>
          </table:table-cell>
          <table:table-cell office:value-type="float" office:value="0.18377854" calcext:value-type="float">
            <text:p>0.18377854</text:p>
          </table:table-cell>
          <table:table-cell office:value-type="float" office:value="0.00448764" calcext:value-type="float">
            <text:p>0.00448764</text:p>
          </table:table-cell>
          <table:table-cell office:value-type="float" office:value="0.78539438" calcext:value-type="float">
            <text:p>0.78539438</text:p>
          </table:table-cell>
          <table:table-cell office:value-type="float" office:value="0.00000000002584" calcext:value-type="float">
            <text:p>2.58E-11</text:p>
          </table:table-cell>
          <table:table-cell office:value-type="float" office:value="0.21011798" calcext:value-type="float">
            <text:p>0.21011798</text:p>
          </table:table-cell>
          <table:table-cell office:value-type="float" office:value="0.00251533" calcext:value-type="float">
            <text:p>0.00251533</text:p>
          </table:table-cell>
          <table:table-cell office:value-type="float" office:value="0.0000000000000846" calcext:value-type="float">
            <text:p>8.46E-14</text:p>
          </table:table-cell>
          <table:table-cell office:value-type="float" office:value="0.85776215" calcext:value-type="float">
            <text:p>0.85776215</text:p>
          </table:table-cell>
          <table:table-cell office:value-type="float" office:value="0.13972252" calcext:value-type="float">
            <text:p>0.139722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4206579" calcext:value-type="float">
            <text:p>0.74206579</text:p>
          </table:table-cell>
          <table:table-cell office:value-type="float" office:value="0.00662265" calcext:value-type="float">
            <text:p>0.00662265</text:p>
          </table:table-cell>
          <table:table-cell office:value-type="float" office:value="0.04123306" calcext:value-type="float">
            <text:p>0.04123306</text:p>
          </table:table-cell>
          <table:table-cell office:value-type="float" office:value="0.2100785" calcext:value-type="float">
            <text:p>0.2100785</text:p>
          </table:table-cell>
          <table:table-cell office:value-type="float" office:value="0.00416311" calcext:value-type="float">
            <text:p>0.00416311</text:p>
          </table:table-cell>
          <table:table-cell office:value-type="float" office:value="0.76463976" calcext:value-type="float">
            <text:p>0.76463976</text:p>
          </table:table-cell>
          <table:table-cell office:value-type="float" office:value="0.00000000002583" calcext:value-type="float">
            <text:p>2.58E-11</text:p>
          </table:table-cell>
          <table:table-cell office:value-type="float" office:value="0.23119713" calcext:value-type="float">
            <text:p>0.23119713</text:p>
          </table:table-cell>
          <table:table-cell office:value-type="float" office:value="0.00230214" calcext:value-type="float">
            <text:p>0.00230214</text:p>
          </table:table-cell>
          <table:table-cell office:value-type="float" office:value="0.00000000000008126" calcext:value-type="float">
            <text:p>8.13E-14</text:p>
          </table:table-cell>
          <table:table-cell office:value-type="float" office:value="0.84601924" calcext:value-type="float">
            <text:p>0.84601924</text:p>
          </table:table-cell>
          <table:table-cell office:value-type="float" office:value="0.15167861" calcext:value-type="float">
            <text:p>0.1516786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1100622" calcext:value-type="float">
            <text:p>0.71100622</text:p>
          </table:table-cell>
          <table:table-cell office:value-type="float" office:value="0.00667047" calcext:value-type="float">
            <text:p>0.00667047</text:p>
          </table:table-cell>
          <table:table-cell office:value-type="float" office:value="0.04255408" calcext:value-type="float">
            <text:p>0.04255408</text:p>
          </table:table-cell>
          <table:table-cell office:value-type="float" office:value="0.23976923" calcext:value-type="float">
            <text:p>0.23976923</text:p>
          </table:table-cell>
          <table:table-cell office:value-type="float" office:value="0.00384275" calcext:value-type="float">
            <text:p>0.00384275</text:p>
          </table:table-cell>
          <table:table-cell office:value-type="float" office:value="0.74195024" calcext:value-type="float">
            <text:p>0.74195024</text:p>
          </table:table-cell>
          <table:table-cell office:value-type="float" office:value="0.00000000002568" calcext:value-type="float">
            <text:p>2.57E-11</text:p>
          </table:table-cell>
          <table:table-cell office:value-type="float" office:value="0.25420701" calcext:value-type="float">
            <text:p>0.25420701</text:p>
          </table:table-cell>
          <table:table-cell office:value-type="float" office:value="0.00210386" calcext:value-type="float">
            <text:p>0.00210386</text:p>
          </table:table-cell>
          <table:table-cell office:value-type="float" office:value="0.00000000000007807" calcext:value-type="float">
            <text:p>7.81E-14</text:p>
          </table:table-cell>
          <table:table-cell office:value-type="float" office:value="0.83277965" calcext:value-type="float">
            <text:p>0.83277965</text:p>
          </table:table-cell>
          <table:table-cell office:value-type="float" office:value="0.16511649" calcext:value-type="float">
            <text:p>0.165116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767099" calcext:value-type="float">
            <text:p>0.6767099</text:p>
          </table:table-cell>
          <table:table-cell office:value-type="float" office:value="0.00668503" calcext:value-type="float">
            <text:p>0.00668503</text:p>
          </table:table-cell>
          <table:table-cell office:value-type="float" office:value="0.04360381" calcext:value-type="float">
            <text:p>0.04360381</text:p>
          </table:table-cell>
          <table:table-cell office:value-type="float" office:value="0.27300126" calcext:value-type="float">
            <text:p>0.27300126</text:p>
          </table:table-cell>
          <table:table-cell office:value-type="float" office:value="0.00352802" calcext:value-type="float">
            <text:p>0.00352802</text:p>
          </table:table-cell>
          <table:table-cell office:value-type="float" office:value="0.71726948" calcext:value-type="float">
            <text:p>0.71726948</text:p>
          </table:table-cell>
          <table:table-cell office:value-type="float" office:value="0.00000000002538" calcext:value-type="float">
            <text:p>2.54E-11</text:p>
          </table:table-cell>
          <table:table-cell office:value-type="float" office:value="0.2792025" calcext:value-type="float">
            <text:p>0.2792025</text:p>
          </table:table-cell>
          <table:table-cell office:value-type="float" office:value="0.00191923" calcext:value-type="float">
            <text:p>0.00191923</text:p>
          </table:table-cell>
          <table:table-cell office:value-type="float" office:value="0.00000000000007499" calcext:value-type="float">
            <text:p>7.50E-14</text:p>
          </table:table-cell>
          <table:table-cell office:value-type="float" office:value="0.8178864" calcext:value-type="float">
            <text:p>0.8178864</text:p>
          </table:table-cell>
          <table:table-cell office:value-type="float" office:value="0.18019437" calcext:value-type="float">
            <text:p>0.180194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3920308" calcext:value-type="float">
            <text:p>0.63920308</text:p>
          </table:table-cell>
          <table:table-cell office:value-type="float" office:value="0.00666012" calcext:value-type="float">
            <text:p>0.00666012</text:p>
          </table:table-cell>
          <table:table-cell office:value-type="float" office:value="0.04432049" calcext:value-type="float">
            <text:p>0.04432049</text:p>
          </table:table-cell>
          <table:table-cell office:value-type="float" office:value="0.30981631" calcext:value-type="float">
            <text:p>0.30981631</text:p>
          </table:table-cell>
          <table:table-cell office:value-type="float" office:value="0.00322047" calcext:value-type="float">
            <text:p>0.00322047</text:p>
          </table:table-cell>
          <table:table-cell office:value-type="float" office:value="0.69057626" calcext:value-type="float">
            <text:p>0.69057626</text:p>
          </table:table-cell>
          <table:table-cell office:value-type="float" office:value="0.00000000002493" calcext:value-type="float">
            <text:p>2.49E-11</text:p>
          </table:table-cell>
          <table:table-cell office:value-type="float" office:value="0.30620328" calcext:value-type="float">
            <text:p>0.30620328</text:p>
          </table:table-cell>
          <table:table-cell office:value-type="float" office:value="0.0017471" calcext:value-type="float">
            <text:p>0.0017471</text:p>
          </table:table-cell>
          <table:table-cell office:value-type="float" office:value="0.000000000000072" calcext:value-type="float">
            <text:p>7.20E-14</text:p>
          </table:table-cell>
          <table:table-cell office:value-type="float" office:value="0.801176" calcext:value-type="float">
            <text:p>0.801176</text:p>
          </table:table-cell>
          <table:table-cell office:value-type="float" office:value="0.1970769" calcext:value-type="float">
            <text:p>0.19707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9865384" calcext:value-type="float">
            <text:p>0.59865384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446452" calcext:value-type="float">
            <text:p>0.0446452</text:p>
          </table:table-cell>
          <table:table-cell office:value-type="float" office:value="0.35011097" calcext:value-type="float">
            <text:p>0.35011097</text:p>
          </table:table-cell>
          <table:table-cell office:value-type="float" office:value="0.00292165" calcext:value-type="float">
            <text:p>0.00292165</text:p>
          </table:table-cell>
          <table:table-cell office:value-type="float" office:value="0.66189339" calcext:value-type="float">
            <text:p>0.66189339</text:p>
          </table:table-cell>
          <table:table-cell office:value-type="float" office:value="0.00000000002433" calcext:value-type="float">
            <text:p>2.43E-11</text:p>
          </table:table-cell>
          <table:table-cell office:value-type="float" office:value="0.33518495" calcext:value-type="float">
            <text:p>0.33518495</text:p>
          </table:table-cell>
          <table:table-cell office:value-type="float" office:value="0.00158647" calcext:value-type="float">
            <text:p>0.00158647</text:p>
          </table:table-cell>
          <table:table-cell office:value-type="float" office:value="0.00000000000006907" calcext:value-type="float">
            <text:p>6.91E-14</text:p>
          </table:table-cell>
          <table:table-cell office:value-type="float" office:value="0.78248305" calcext:value-type="float">
            <text:p>0.78248305</text:p>
          </table:table-cell>
          <table:table-cell office:value-type="float" office:value="0.21593048" calcext:value-type="float">
            <text:p>0.2159304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5539814" calcext:value-type="float">
            <text:p>0.55539814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4452729" calcext:value-type="float">
            <text:p>0.04452729</text:p>
          </table:table-cell>
          <table:table-cell office:value-type="float" office:value="0.39360456" calcext:value-type="float">
            <text:p>0.39360456</text:p>
          </table:table-cell>
          <table:table-cell office:value-type="float" office:value="0.0026332" calcext:value-type="float">
            <text:p>0.0026332</text:p>
          </table:table-cell>
          <table:table-cell office:value-type="float" office:value="0.63129615" calcext:value-type="float">
            <text:p>0.63129615</text:p>
          </table:table-cell>
          <table:table-cell office:value-type="float" office:value="0.00000000002357" calcext:value-type="float">
            <text:p>2.36E-11</text:p>
          </table:table-cell>
          <table:table-cell office:value-type="float" office:value="0.36607066" calcext:value-type="float">
            <text:p>0.36607066</text:p>
          </table:table-cell>
          <table:table-cell office:value-type="float" office:value="0.00143644" calcext:value-type="float">
            <text:p>0.00143644</text:p>
          </table:table-cell>
          <table:table-cell office:value-type="float" office:value="0.00000000000006618" calcext:value-type="float">
            <text:p>6.62E-14</text:p>
          </table:table-cell>
          <table:table-cell office:value-type="float" office:value="0.76164691" calcext:value-type="float">
            <text:p>0.76164691</text:p>
          </table:table-cell>
          <table:table-cell office:value-type="float" office:value="0.23691665" calcext:value-type="float">
            <text:p>0.2369166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0995386" calcext:value-type="float">
            <text:p>0.50995386</text:p>
          </table:table-cell>
          <table:table-cell office:value-type="float" office:value="0.00629717" calcext:value-type="float">
            <text:p>0.00629717</text:p>
          </table:table-cell>
          <table:table-cell office:value-type="float" office:value="0.0439304" calcext:value-type="float">
            <text:p>0.0439304</text:p>
          </table:table-cell>
          <table:table-cell office:value-type="float" office:value="0.43981857" calcext:value-type="float">
            <text:p>0.43981857</text:p>
          </table:table-cell>
          <table:table-cell office:value-type="float" office:value="0.0023567" calcext:value-type="float">
            <text:p>0.0023567</text:p>
          </table:table-cell>
          <table:table-cell office:value-type="float" office:value="0.59891927" calcext:value-type="float">
            <text:p>0.59891927</text:p>
          </table:table-cell>
          <table:table-cell office:value-type="float" office:value="0.00000000002267" calcext:value-type="float">
            <text:p>2.27E-11</text:p>
          </table:table-cell>
          <table:table-cell office:value-type="float" office:value="0.39872403" calcext:value-type="float">
            <text:p>0.39872403</text:p>
          </table:table-cell>
          <table:table-cell office:value-type="float" office:value="0.00129623" calcext:value-type="float">
            <text:p>0.00129623</text:p>
          </table:table-cell>
          <table:table-cell office:value-type="float" office:value="0.00000000000006331" calcext:value-type="float">
            <text:p>6.33E-14</text:p>
          </table:table-cell>
          <table:table-cell office:value-type="float" office:value="0.73852066" calcext:value-type="float">
            <text:p>0.73852066</text:p>
          </table:table-cell>
          <table:table-cell office:value-type="float" office:value="0.26018311" calcext:value-type="float">
            <text:p>0.260183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6301575" calcext:value-type="float">
            <text:p>0.46301575</text:p>
          </table:table-cell>
          <table:table-cell office:value-type="float" office:value="0.00607084" calcext:value-type="float">
            <text:p>0.00607084</text:p>
          </table:table-cell>
          <table:table-cell office:value-type="float" office:value="0.04283828" calcext:value-type="float">
            <text:p>0.04283828</text:p>
          </table:table-cell>
          <table:table-cell office:value-type="float" office:value="0.48807512" calcext:value-type="float">
            <text:p>0.48807512</text:p>
          </table:table-cell>
          <table:table-cell office:value-type="float" office:value="0.00209371" calcext:value-type="float">
            <text:p>0.00209371</text:p>
          </table:table-cell>
          <table:table-cell office:value-type="float" office:value="0.56496159" calcext:value-type="float">
            <text:p>0.56496159</text:p>
          </table:table-cell>
          <table:table-cell office:value-type="float" office:value="0.00000000002163" calcext:value-type="float">
            <text:p>2.16E-11</text:p>
          </table:table-cell>
          <table:table-cell office:value-type="float" office:value="0.4329447" calcext:value-type="float">
            <text:p>0.4329447</text:p>
          </table:table-cell>
          <table:table-cell office:value-type="float" office:value="0.00116519" calcext:value-type="float">
            <text:p>0.00116519</text:p>
          </table:table-cell>
          <table:table-cell office:value-type="float" office:value="0.00000000000006043" calcext:value-type="float">
            <text:p>6.04E-14</text:p>
          </table:table-cell>
          <table:table-cell office:value-type="float" office:value="0.71298258" calcext:value-type="float">
            <text:p>0.71298258</text:p>
          </table:table-cell>
          <table:table-cell office:value-type="float" office:value="0.28585223" calcext:value-type="float">
            <text:p>0.2858522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15427" calcext:value-type="float">
            <text:p>0.415427</text:p>
          </table:table-cell>
          <table:table-cell office:value-type="float" office:value="0.0057931" calcext:value-type="float">
            <text:p>0.0057931</text:p>
          </table:table-cell>
          <table:table-cell office:value-type="float" office:value="0.04125937" calcext:value-type="float">
            <text:p>0.04125937</text:p>
          </table:table-cell>
          <table:table-cell office:value-type="float" office:value="0.53752053" calcext:value-type="float">
            <text:p>0.53752053</text:p>
          </table:table-cell>
          <table:table-cell office:value-type="float" office:value="0.00184567" calcext:value-type="float">
            <text:p>0.00184567</text:p>
          </table:table-cell>
          <table:table-cell office:value-type="float" office:value="0.52968705" calcext:value-type="float">
            <text:p>0.52968705</text:p>
          </table:table-cell>
          <table:table-cell office:value-type="float" office:value="0.00000000002047" calcext:value-type="float">
            <text:p>2.05E-11</text:p>
          </table:table-cell>
          <table:table-cell office:value-type="float" office:value="0.46846729" calcext:value-type="float">
            <text:p>0.46846729</text:p>
          </table:table-cell>
          <table:table-cell office:value-type="float" office:value="0.00104277" calcext:value-type="float">
            <text:p>0.00104277</text:p>
          </table:table-cell>
          <table:table-cell office:value-type="float" office:value="0.00000000000005751" calcext:value-type="float">
            <text:p>5.75E-14</text:p>
          </table:table-cell>
          <table:table-cell office:value-type="float" office:value="0.68495012" calcext:value-type="float">
            <text:p>0.68495012</text:p>
          </table:table-cell>
          <table:table-cell office:value-type="float" office:value="0.31400711" calcext:value-type="float">
            <text:p>0.314007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6812649" calcext:value-type="float">
            <text:p>0.36812649</text:p>
          </table:table-cell>
          <table:table-cell office:value-type="float" office:value="0.00546891" calcext:value-type="float">
            <text:p>0.00546891</text:p>
          </table:table-cell>
          <table:table-cell office:value-type="float" office:value="0.03922889" calcext:value-type="float">
            <text:p>0.03922889</text:p>
          </table:table-cell>
          <table:table-cell office:value-type="float" office:value="0.58717571" calcext:value-type="float">
            <text:p>0.58717571</text:p>
          </table:table-cell>
          <table:table-cell office:value-type="float" office:value="0.00161385" calcext:value-type="float">
            <text:p>0.00161385</text:p>
          </table:table-cell>
          <table:table-cell office:value-type="float" office:value="0.49342123" calcext:value-type="float">
            <text:p>0.49342123</text:p>
          </table:table-cell>
          <table:table-cell office:value-type="float" office:value="0.0000000000192" calcext:value-type="float">
            <text:p>1.92E-11</text:p>
          </table:table-cell>
          <table:table-cell office:value-type="float" office:value="0.50496491" calcext:value-type="float">
            <text:p>0.50496491</text:p>
          </table:table-cell>
          <table:table-cell office:value-type="float" office:value="0.00092851" calcext:value-type="float">
            <text:p>0.00092851</text:p>
          </table:table-cell>
          <table:table-cell office:value-type="float" office:value="0.00000000000005456" calcext:value-type="float">
            <text:p>5.46E-14</text:p>
          </table:table-cell>
          <table:table-cell office:value-type="float" office:value="0.65439584" calcext:value-type="float">
            <text:p>0.65439584</text:p>
          </table:table-cell>
          <table:table-cell office:value-type="float" office:value="0.34467565" calcext:value-type="float">
            <text:p>0.3446756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2207741" calcext:value-type="float">
            <text:p>0.32207741</text:p>
          </table:table-cell>
          <table:table-cell office:value-type="float" office:value="0.00510593" calcext:value-type="float">
            <text:p>0.00510593</text:p>
          </table:table-cell>
          <table:table-cell office:value-type="float" office:value="0.03680781" calcext:value-type="float">
            <text:p>0.03680781</text:p>
          </table:table-cell>
          <table:table-cell office:value-type="float" office:value="0.63600885" calcext:value-type="float">
            <text:p>0.63600885</text:p>
          </table:table-cell>
          <table:table-cell office:value-type="float" office:value="0.00139932" calcext:value-type="float">
            <text:p>0.00139932</text:p>
          </table:table-cell>
          <table:table-cell office:value-type="float" office:value="0.45654298" calcext:value-type="float">
            <text:p>0.45654298</text:p>
          </table:table-cell>
          <table:table-cell office:value-type="float" office:value="0.00000000001786" calcext:value-type="float">
            <text:p>1.79E-11</text:p>
          </table:table-cell>
          <table:table-cell office:value-type="float" office:value="0.5420577" calcext:value-type="float">
            <text:p>0.5420577</text:p>
          </table:table-cell>
          <table:table-cell office:value-type="float" office:value="0.00082209" calcext:value-type="float">
            <text:p>0.00082209</text:p>
          </table:table-cell>
          <table:table-cell office:value-type="float" office:value="0.00000000000005155" calcext:value-type="float">
            <text:p>5.16E-14</text:p>
          </table:table-cell>
          <table:table-cell office:value-type="float" office:value="0.6213643" calcext:value-type="float">
            <text:p>0.6213643</text:p>
          </table:table-cell>
          <table:table-cell office:value-type="float" office:value="0.3778136" calcext:value-type="float">
            <text:p>0.37781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7818748" calcext:value-type="float">
            <text:p>0.27818748</text:p>
          </table:table-cell>
          <table:table-cell office:value-type="float" office:value="0.00471398" calcext:value-type="float">
            <text:p>0.00471398</text:p>
          </table:table-cell>
          <table:table-cell office:value-type="float" office:value="0.03407827" calcext:value-type="float">
            <text:p>0.03407827</text:p>
          </table:table-cell>
          <table:table-cell office:value-type="float" office:value="0.68302027" calcext:value-type="float">
            <text:p>0.68302027</text:p>
          </table:table-cell>
          <table:table-cell office:value-type="float" office:value="0.00120282" calcext:value-type="float">
            <text:p>0.00120282</text:p>
          </table:table-cell>
          <table:table-cell office:value-type="float" office:value="0.41947091" calcext:value-type="float">
            <text:p>0.41947091</text:p>
          </table:table-cell>
          <table:table-cell office:value-type="float" office:value="0.00000000001645" calcext:value-type="float">
            <text:p>1.65E-11</text:p>
          </table:table-cell>
          <table:table-cell office:value-type="float" office:value="0.57932627" calcext:value-type="float">
            <text:p>0.57932627</text:p>
          </table:table-cell>
          <table:table-cell office:value-type="float" office:value="0.00072328" calcext:value-type="float">
            <text:p>0.00072328</text:p>
          </table:table-cell>
          <table:table-cell office:value-type="float" office:value="0.00000000000004848" calcext:value-type="float">
            <text:p>4.85E-14</text:p>
          </table:table-cell>
          <table:table-cell office:value-type="float" office:value="0.58598838" calcext:value-type="float">
            <text:p>0.58598838</text:p>
          </table:table-cell>
          <table:table-cell office:value-type="float" office:value="0.41328835" calcext:value-type="float">
            <text:p>0.4132883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3723462" calcext:value-type="float">
            <text:p>0.23723462</text:p>
          </table:table-cell>
          <table:table-cell office:value-type="float" office:value="0.00430416" calcext:value-type="float">
            <text:p>0.00430416</text:p>
          </table:table-cell>
          <table:table-cell office:value-type="float" office:value="0.03113636" calcext:value-type="float">
            <text:p>0.03113636</text:p>
          </table:table-cell>
          <table:table-cell office:value-type="float" office:value="0.72732487" calcext:value-type="float">
            <text:p>0.72732487</text:p>
          </table:table-cell>
          <table:table-cell office:value-type="float" office:value="0.00102479" calcext:value-type="float">
            <text:p>0.00102479</text:p>
          </table:table-cell>
          <table:table-cell office:value-type="float" office:value="0.38264581" calcext:value-type="float">
            <text:p>0.38264581</text:p>
          </table:table-cell>
          <table:table-cell office:value-type="float" office:value="0.00000000001502" calcext:value-type="float">
            <text:p>1.50E-11</text:p>
          </table:table-cell>
          <table:table-cell office:value-type="float" office:value="0.6163294" calcext:value-type="float">
            <text:p>0.6163294</text:p>
          </table:table-cell>
          <table:table-cell office:value-type="float" office:value="0.00063189" calcext:value-type="float">
            <text:p>0.00063189</text:p>
          </table:table-cell>
          <table:table-cell office:value-type="float" office:value="0.00000000000004534" calcext:value-type="float">
            <text:p>4.53E-14</text:p>
          </table:table-cell>
          <table:table-cell office:value-type="float" office:value="0.54850239" calcext:value-type="float">
            <text:p>0.54850239</text:p>
          </table:table-cell>
          <table:table-cell office:value-type="float" office:value="0.45086572" calcext:value-type="float">
            <text:p>0.4508657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9981065" calcext:value-type="float">
            <text:p>0.19981065</text:p>
          </table:table-cell>
          <table:table-cell office:value-type="float" office:value="0.00388788" calcext:value-type="float">
            <text:p>0.00388788</text:p>
          </table:table-cell>
          <table:table-cell office:value-type="float" office:value="0.02808327" calcext:value-type="float">
            <text:p>0.02808327</text:p>
          </table:table-cell>
          <table:table-cell office:value-type="float" office:value="0.76821819" calcext:value-type="float">
            <text:p>0.76821819</text:p>
          </table:table-cell>
          <table:table-cell office:value-type="float" office:value="0.00086531" calcext:value-type="float">
            <text:p>0.00086531</text:p>
          </table:table-cell>
          <table:table-cell office:value-type="float" office:value="0.34651011" calcext:value-type="float">
            <text:p>0.34651011</text:p>
          </table:table-cell>
          <table:table-cell office:value-type="float" office:value="0.00000000001358" calcext:value-type="float">
            <text:p>1.36E-11</text:p>
          </table:table-cell>
          <table:table-cell office:value-type="float" office:value="0.65262458" calcext:value-type="float">
            <text:p>0.65262458</text:p>
          </table:table-cell>
          <table:table-cell office:value-type="float" office:value="0.00054784" calcext:value-type="float">
            <text:p>0.00054784</text:p>
          </table:table-cell>
          <table:table-cell office:value-type="float" office:value="0.00000000000004216" calcext:value-type="float">
            <text:p>4.22E-14</text:p>
          </table:table-cell>
          <table:table-cell office:value-type="float" office:value="0.50924959" calcext:value-type="float">
            <text:p>0.50924959</text:p>
          </table:table-cell>
          <table:table-cell office:value-type="float" office:value="0.49020257" calcext:value-type="float">
            <text:p>0.4902025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6629137" calcext:value-type="float">
            <text:p>0.16629137</text:p>
          </table:table-cell>
          <table:table-cell office:value-type="float" office:value="0.00347594" calcext:value-type="float">
            <text:p>0.00347594</text:p>
          </table:table-cell>
          <table:table-cell office:value-type="float" office:value="0.02501657" calcext:value-type="float">
            <text:p>0.02501657</text:p>
          </table:table-cell>
          <table:table-cell office:value-type="float" office:value="0.80521612" calcext:value-type="float">
            <text:p>0.80521612</text:p>
          </table:table-cell>
          <table:table-cell office:value-type="float" office:value="0.00072408" calcext:value-type="float">
            <text:p>0.00072408</text:p>
          </table:table-cell>
          <table:table-cell office:value-type="float" office:value="0.31148657" calcext:value-type="float">
            <text:p>0.31148657</text:p>
          </table:table-cell>
          <table:table-cell office:value-type="float" office:value="0.00000000001216" calcext:value-type="float">
            <text:p>1.22E-11</text:p>
          </table:table-cell>
          <table:table-cell office:value-type="float" office:value="0.68778935" calcext:value-type="float">
            <text:p>0.68778935</text:p>
          </table:table-cell>
          <table:table-cell office:value-type="float" office:value="0.00047106" calcext:value-type="float">
            <text:p>0.00047106</text:p>
          </table:table-cell>
          <table:table-cell office:value-type="float" office:value="0.00000000000003894" calcext:value-type="float">
            <text:p>3.89E-14</text:p>
          </table:table-cell>
          <table:table-cell office:value-type="float" office:value="0.46868102" calcext:value-type="float">
            <text:p>0.46868102</text:p>
          </table:table-cell>
          <table:table-cell office:value-type="float" office:value="0.53084792" calcext:value-type="float">
            <text:p>0.5308479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3683484" calcext:value-type="float">
            <text:p>0.13683484</text:p>
          </table:table-cell>
          <table:table-cell office:value-type="float" office:value="0.00307774" calcext:value-type="float">
            <text:p>0.00307774</text:p>
          </table:table-cell>
          <table:table-cell office:value-type="float" office:value="0.02202284" calcext:value-type="float">
            <text:p>0.02202284</text:p>
          </table:table-cell>
          <table:table-cell office:value-type="float" office:value="0.83806458" calcext:value-type="float">
            <text:p>0.83806458</text:p>
          </table:table-cell>
          <table:table-cell office:value-type="float" office:value="0.00060047" calcext:value-type="float">
            <text:p>0.00060047</text:p>
          </table:table-cell>
          <table:table-cell office:value-type="float" office:value="0.27795808" calcext:value-type="float">
            <text:p>0.27795808</text:p>
          </table:table-cell>
          <table:table-cell office:value-type="float" office:value="0.00000000001079" calcext:value-type="float">
            <text:p>1.08E-11</text:p>
          </table:table-cell>
          <table:table-cell office:value-type="float" office:value="0.72144145" calcext:value-type="float">
            <text:p>0.72144145</text:p>
          </table:table-cell>
          <table:table-cell office:value-type="float" office:value="0.00040147" calcext:value-type="float">
            <text:p>0.00040147</text:p>
          </table:table-cell>
          <table:table-cell office:value-type="float" office:value="0.00000000000003572" calcext:value-type="float">
            <text:p>3.57E-14</text:p>
          </table:table-cell>
          <table:table-cell office:value-type="float" office:value="0.42734363" calcext:value-type="float">
            <text:p>0.42734363</text:p>
          </table:table-cell>
          <table:table-cell office:value-type="float" office:value="0.5722549" calcext:value-type="float">
            <text:p>0.572254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1140382" calcext:value-type="float">
            <text:p>0.11140382</text:p>
          </table:table-cell>
          <table:table-cell office:value-type="float" office:value="0.0027008" calcext:value-type="float">
            <text:p>0.0027008</text:p>
          </table:table-cell>
          <table:table-cell office:value-type="float" office:value="0.01917276" calcext:value-type="float">
            <text:p>0.01917276</text:p>
          </table:table-cell>
          <table:table-cell office:value-type="float" office:value="0.86672262" calcext:value-type="float">
            <text:p>0.86672262</text:p>
          </table:table-cell>
          <table:table-cell office:value-type="float" office:value="0.00049356" calcext:value-type="float">
            <text:p>0.00049356</text:p>
          </table:table-cell>
          <table:table-cell office:value-type="float" office:value="0.24625092" calcext:value-type="float">
            <text:p>0.24625092</text:p>
          </table:table-cell>
          <table:table-cell office:value-type="float" office:value="0.000000000009485" calcext:value-type="float">
            <text:p>9.49E-12</text:p>
          </table:table-cell>
          <table:table-cell office:value-type="float" office:value="0.75325553" calcext:value-type="float">
            <text:p>0.75325553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0000000000003251" calcext:value-type="float">
            <text:p>3.25E-14</text:p>
          </table:table-cell>
          <table:table-cell office:value-type="float" office:value="0.38585692" calcext:value-type="float">
            <text:p>0.38585692</text:p>
          </table:table-cell>
          <table:table-cell office:value-type="float" office:value="0.61380408" calcext:value-type="float">
            <text:p>0.613804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8980413" calcext:value-type="float">
            <text:p>0.08980413</text:p>
          </table:table-cell>
          <table:table-cell office:value-type="float" office:value="0.00235055" calcext:value-type="float">
            <text:p>0.00235055</text:p>
          </table:table-cell>
          <table:table-cell office:value-type="float" office:value="0.0165188" calcext:value-type="float">
            <text:p>0.0165188</text:p>
          </table:table-cell>
          <table:table-cell office:value-type="float" office:value="0.89132653" calcext:value-type="float">
            <text:p>0.89132653</text:p>
          </table:table-cell>
          <table:table-cell office:value-type="float" office:value="0.00040214" calcext:value-type="float">
            <text:p>0.00040214</text:p>
          </table:table-cell>
          <table:table-cell office:value-type="float" office:value="0.21662263" calcext:value-type="float">
            <text:p>0.21662263</text:p>
          </table:table-cell>
          <table:table-cell office:value-type="float" office:value="0.00000000000826" calcext:value-type="float">
            <text:p>8.26E-12</text:p>
          </table:table-cell>
          <table:table-cell office:value-type="float" office:value="0.78297523" calcext:value-type="float">
            <text:p>0.78297523</text:p>
          </table:table-cell>
          <table:table-cell office:value-type="float" office:value="0.00028349" calcext:value-type="float">
            <text:p>0.00028349</text:p>
          </table:table-cell>
          <table:table-cell office:value-type="float" office:value="0.00000000000002935" calcext:value-type="float">
            <text:p>2.94E-14</text:p>
          </table:table-cell>
          <table:table-cell office:value-type="float" office:value="0.34487924" calcext:value-type="float">
            <text:p>0.34487924</text:p>
          </table:table-cell>
          <table:table-cell office:value-type="float" office:value="0.65483727" calcext:value-type="float">
            <text:p>0.6548372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7173008" calcext:value-type="float">
            <text:p>0.07173008</text:p>
          </table:table-cell>
          <table:table-cell office:value-type="float" office:value="0.00203039" calcext:value-type="float">
            <text:p>0.00203039</text:p>
          </table:table-cell>
          <table:table-cell office:value-type="float" office:value="0.01409518" calcext:value-type="float">
            <text:p>0.01409518</text:p>
          </table:table-cell>
          <table:table-cell office:value-type="float" office:value="0.91214435" calcext:value-type="float">
            <text:p>0.91214435</text:p>
          </table:table-cell>
          <table:table-cell office:value-type="float" office:value="0.00032488" calcext:value-type="float">
            <text:p>0.00032488</text:p>
          </table:table-cell>
          <table:table-cell office:value-type="float" office:value="0.18925567" calcext:value-type="float">
            <text:p>0.18925567</text:p>
          </table:table-cell>
          <table:table-cell office:value-type="float" office:value="0.000000000007128" calcext:value-type="float">
            <text:p>7.13E-12</text:p>
          </table:table-cell>
          <table:table-cell office:value-type="float" office:value="0.81041945" calcext:value-type="float">
            <text:p>0.81041945</text:p>
          </table:table-cell>
          <table:table-cell office:value-type="float" office:value="0.00023474" calcext:value-type="float">
            <text:p>0.00023474</text:p>
          </table:table-cell>
          <table:table-cell office:value-type="float" office:value="0.00000000000002628" calcext:value-type="float">
            <text:p>2.63E-14</text:p>
          </table:table-cell>
          <table:table-cell office:value-type="float" office:value="0.30506706" calcext:value-type="float">
            <text:p>0.30506706</text:p>
          </table:table-cell>
          <table:table-cell office:value-type="float" office:value="0.6946982" calcext:value-type="float">
            <text:p>0.694698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14:33:18.617000000</meta:creation-date>
    <dc:date>2023-11-20T14:45:51.033000000</dc:date>
    <meta:editing-duration>PT12M30S</meta:editing-duration>
    <meta:editing-cycles>5</meta:editing-cycles>
    <meta:generator>LibreOffice/6.1.6.3$Windows_X86_64 LibreOffice_project/5896ab1714085361c45cf540f76f60673dd96a72</meta:generator>
    <meta:document-statistic meta:table-count="1" meta:cell-count="629" meta:object-count="0"/>
  </office:meta>
</office:document-meta>
</file>